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adornments="Norm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Negrita" style:font-family-generic="swiss" style:font-pitch="variable"/>
    <style:font-face style:name="FreeSans1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5cm" fo:margin-left="0cm" fo:margin-right="-0.005cm" table:align="margins"/>
    </style:style>
    <style:style style:name="Tabla3.A" style:family="table-column">
      <style:table-column-properties style:column-width="1.852cm" style:rel-column-width="6898*"/>
    </style:style>
    <style:style style:name="Tabla3.B" style:family="table-column">
      <style:table-column-properties style:column-width="2.566cm" style:rel-column-width="9559*"/>
    </style:style>
    <style:style style:name="Tabla3.C" style:family="table-column">
      <style:table-column-properties style:column-width="6.218cm" style:rel-column-width="23158*"/>
    </style:style>
    <style:style style:name="Tabla3.D" style:family="table-column">
      <style:table-column-properties style:column-width="6.959cm" style:rel-column-width="25920*"/>
    </style:style>
    <style:style style:name="Ta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e6e6e6" fo:padding="0.097cm" fo:border="0.002cm solid #000000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DocumentosRelacionados" style:family="table">
      <style:table-properties style:width="16.113cm" fo:margin-left="1.492cm" fo:margin-right="-0.016cm" table:align="margins"/>
    </style:style>
    <style:style style:name="DocumentosRelacionados.A" style:family="table-column">
      <style:table-column-properties style:column-width="5.398cm" style:rel-column-width="21952*"/>
    </style:style>
    <style:style style:name="DocumentosRelacionados.B" style:family="table-column">
      <style:table-column-properties style:column-width="6.033cm" style:rel-column-width="24535*"/>
    </style:style>
    <style:style style:name="DocumentosRelacionados.C" style:family="table-column">
      <style:table-column-properties style:column-width="4.683cm" style:rel-column-width="19048*"/>
    </style:style>
    <style:style style:name="DocumentosRelacionados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ocumentosRelacionados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DocumentosRelacionad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DocumentosRelacionados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a_5f_Pie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ubtitle">
      <style:paragraph-properties fo:line-height="100%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able_20_Contents">
      <style:text-properties style:font-name="FreeSans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FreeSans" style:font-size-asian="10.5pt"/>
    </style:style>
    <style:style style:name="P8" style:family="paragraph" style:parent-style-name="Table_20_Contents">
      <style:paragraph-properties fo:text-align="justify" style:justify-single-word="false"/>
      <style:text-properties style:font-name="FreeSans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weight="bold" style:font-size-asian="10.5pt" style:font-weight-asian="bold" style:font-weight-complex="bold"/>
    </style:style>
    <style:style style:name="P10" style:family="paragraph" style:parent-style-name="Cuerpo2">
      <style:paragraph-properties fo:margin-left="0cm" fo:margin-right="0cm" fo:text-indent="0cm" style:auto-text-indent="false"/>
    </style:style>
    <style:style style:name="P11" style:family="paragraph" style:parent-style-name="Bloque">
      <style:paragraph-properties fo:text-align="center" style:justify-single-word="false"/>
    </style:style>
    <style:style style:name="P12" style:family="paragraph" style:parent-style-name="Bloque">
      <style:paragraph-properties fo:margin-left="3.919cm" fo:margin-right="0.877cm" fo:text-indent="0cm" style:auto-text-indent="false"/>
    </style:style>
    <style:style style:name="P13" style:family="paragraph" style:parent-style-name="Bloque">
      <style:paragraph-properties fo:margin-left="3.099cm" fo:margin-right="1.035cm" fo:text-indent="0cm" style:auto-text-indent="false"/>
    </style:style>
    <style:style style:name="P14" style:family="paragraph" style:parent-style-name="Bloque">
      <style:paragraph-properties fo:margin-left="3.919cm" fo:margin-right="1.935cm" fo:text-indent="0cm" style:auto-text-indent="false"/>
    </style:style>
    <style:style style:name="P15" style:family="paragraph" style:parent-style-name="Bloque">
      <style:paragraph-properties fo:margin-left="3.284cm" fo:margin-right="1.75cm" fo:text-indent="0cm" style:auto-text-indent="false"/>
    </style:style>
    <style:style style:name="P16" style:family="paragraph" style:parent-style-name="Bloque">
      <style:paragraph-properties fo:margin-left="3.046cm" fo:margin-right="1.723cm" fo:text-indent="0cm" style:auto-text-indent="false"/>
    </style:style>
    <style:style style:name="P17" style:family="paragraph" style:parent-style-name="Bloque">
      <style:paragraph-properties fo:margin-left="3.231cm" fo:margin-right="1.988cm" fo:text-indent="0cm" style:auto-text-indent="false"/>
    </style:style>
    <style:style style:name="P18" style:family="paragraph" style:parent-style-name="Bloque">
      <style:paragraph-properties fo:margin-left="3.655cm" fo:margin-right="1.909cm" fo:text-indent="0cm" style:auto-text-indent="false"/>
    </style:style>
    <style:style style:name="P19" style:family="paragraph" style:parent-style-name="Subtitle" style:master-page-name="Standard">
      <style:paragraph-properties fo:line-height="100%" style:page-number="auto"/>
    </style:style>
    <style:style style:name="P20" style:family="paragraph" style:parent-style-name="Cuerpo2" style:list-style-name="Numbering_20_1"/>
    <style:style style:name="P21" style:family="paragraph" style:parent-style-name="Heading_20_4" style:list-style-name="Numbering_20_1"/>
    <style:style style:name="P22" style:family="paragraph" style:parent-style-name="Heading_20_4" style:list-style-name="Numbering_20_1">
      <style:text-properties fo:font-variant="normal" fo:text-transform="none" fo:color="#000000" style:font-name="FreeSans3" fo:font-size="12pt" fo:letter-spacing="normal" fo:font-style="normal" style:font-size-asian="12pt" style:font-size-complex="12pt"/>
    </style:style>
    <style:style style:name="P23" style:family="paragraph" style:parent-style-name="Heading_20_3" style:list-style-name="Numbering_20_1"/>
    <style:style style:name="P24" style:family="paragraph" style:parent-style-name="Heading_20_3" style:list-style-name="Numbering_20_1">
      <style:text-properties fo:font-variant="normal" fo:text-transform="none" fo:color="#000000" style:font-name="FreeSans3" fo:font-size="12pt" fo:letter-spacing="normal" fo:font-style="normal" style:font-size-asian="12pt" style:font-size-complex="12pt"/>
    </style:style>
    <style:style style:name="P25" style:family="paragraph" style:parent-style-name="Heading_20_3" style:list-style-name="Numbering_20_1">
      <style:text-properties fo:font-weight="bold" style:font-weight-asian="bold" style:font-weight-complex="bold"/>
    </style:style>
    <style:style style:name="P26" style:family="paragraph" style:parent-style-name="Heading_20_2" style:list-style-name="Numbering_20_1"/>
    <style:style style:name="P27" style:family="paragraph" style:parent-style-name="Heading_20_2" style:list-style-name="Numbering_20_1">
      <style:text-properties fo:font-variant="normal" fo:text-transform="none" fo:color="#000000" style:font-name="FreeSans3" fo:font-size="12pt" fo:letter-spacing="normal" fo:font-style="normal" style:font-size-asian="12pt" style:font-size-complex="12pt"/>
    </style:style>
    <style:style style:name="P28" style:family="paragraph" style:parent-style-name="Heading_20_2" style:list-style-name="Numbering_20_1">
      <style:text-properties fo:font-weight="bold" style:font-weight-asian="bold" style:font-weight-complex="bold"/>
    </style:style>
    <style:style style:name="P29" style:family="paragraph" style:parent-style-name="Cuerpo3" style:list-style-name="L1"/>
    <style:style style:name="P30" style:family="paragraph" style:parent-style-name="Heading_20_1" style:list-style-name="Numbering_20_1"/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Heading_20_5" style:list-style-name="Numbering_20_1"/>
    <style:style style:name="P3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FreeSans3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000000" style:font-name="FreeSans3" fo:font-size="12pt" fo:letter-spacing="normal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nisterio del Poder Popular para </text:p>
      <text:p text:style-name="P4">las Telecomunicaciones y la Informática </text:p>
      <text:p text:style-name="P4">Centro Nacional de Tecnologías de Información</text:p>
      <text:p text:style-name="P5"/>
      <text:p text:style-name="P5"/>
      <text:p text:style-name="P5"/>
      <text:p text:style-name="P5"/>
      <text:p text:style-name="P5"/>
      <text:p text:style-name="P5"/>
      <text:p text:style-name="Title">Documentación Subsistema de Pruebas</text:p>
      <text:p text:style-name="Subtitle">del Sistema para la Automatización del Protocolo de</text:p>
      <text:p text:style-name="Subtitle">Prueba de Portales de Internet</text:p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Validado Por:</text:p>
          </table:table-cell>
          <table:table-cell table:style-name="Tabla2.A1" office:value-type="string">
            <text:p text:style-name="P7">Aprobado Por: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a2.A1" office:value-type="string">
            <text:p text:style-name="P9">Walter A. Vargas M.</text:p>
            <text:p text:style-name="P9">Coordinador General</text:p>
            <text:p text:style-name="P9">Covetel R.S.</text:p>
          </table:table-cell>
          <table:table-cell table:style-name="Tabla2.A1" office:value-type="string">
            <text:p text:style-name="P9">Carlos González</text:p>
            <text:p text:style-name="P9">Gerente de Normalización y Certificación</text:p>
          </table:table-cell>
        </table:table-row>
      </table:table>
      <text:p text:style-name="Text_20_body"/>
      <text:table-of-content text:style-name="Sect1" text:protected="true" text:name="Índice de contenido1">
        <text:table-of-content-source text:outline-level="3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34"><text:s/>1. Información General<text:tab/>6</text:p>
          <text:p text:style-name="P31"><text:s/>1.1.Gerencias Solicitantes<text:tab/>6</text:p>
          <text:p text:style-name="P31"><text:s/>1.2.Código del Proyecto<text:tab/>6</text:p>
          <text:p text:style-name="P31"><text:s/>1.3.Nombre del Proyecto<text:tab/>6</text:p>
          <text:p text:style-name="P31"><text:s/>1.4.Beneficiario<text:tab/>6</text:p>
          <text:p text:style-name="P34"><text:s/>2. Introducción<text:tab/>6</text:p>
          <text:p text:style-name="P31"><text:s/>2.1.Alcance<text:tab/>6</text:p>
          <text:p text:style-name="P31"><text:s/>2.2.Documentos Relacionados<text:tab/>7</text:p>
          <text:p text:style-name="P34"><text:s/>3. Módulos del Subsistema de Pruebas<text:tab/>7</text:p>
          <text:p text:style-name="P31"><text:s/>3.1.Clase Base de los Objetos de Monitoreo: base.pm<text:tab/>7</text:p>
          <text:p text:style-name="P33"><text:s/>3.1.1.Nombre de la Clase<text:tab/>7</text:p>
          <text:p text:style-name="P33"><text:s/>3.1.2.Sinopsis<text:tab/>7</text:p>
          <text:p text:style-name="P31"><text:s/>3.2.Atributos: base.pm<text:tab/>8</text:p>
          <text:p text:style-name="P33"><text:s/>3.2.1.Públicos<text:tab/>8</text:p>
          <text:p text:style-name="P33"><text:s/>3.2.2.Privados<text:tab/>8</text:p>
          <text:p text:style-name="P31"><text:s/>3.3.Métodos Públicos: base.pm<text:tab/>8</text:p>
          <text:p text:style-name="P33"><text:s/>3.3.1.refresh<text:tab/>8</text:p>
          <text:p text:style-name="P33"><text:s/>3.3.2.children<text:tab/>9</text:p>
          <text:p text:style-name="P33"><text:s/>3.3.3.add_children( @lista )<text:tab/>9</text:p>
          <text:p text:style-name="P33"><text:s/>3.3.4.as_hash( $depth )<text:tab/>9</text:p>
          <text:p text:style-name="P33"><text:s/>3.3.5.as_json( $depth )<text:tab/>9</text:p>
          <text:p text:style-name="P33"><text:s/>3.3.6.hash_new<text:tab/>10</text:p>
          <text:p text:style-name="P33"><text:s/>3.3.7.json_new<text:tab/>10</text:p>
          <text:p text:style-name="P31"><text:s/>3.4.Descripción de un Evento en el Validador: event.pm<text:tab/>10</text:p>
          <text:p text:style-name="P33"><text:s/>3.4.2.Nombre de la Clase<text:tab/>10</text:p>
          <text:p text:style-name="P33"><text:s/>3.4.3.Sinopsis<text:tab/>10</text:p>
          <text:p text:style-name="P31"><text:s/>3.5.Atributos: event.pm<text:tab/>11</text:p>
          <text:p text:style-name="P33"><text:s/>3.5.1.Públicos<text:tab/>11</text:p>
          <text:p text:style-name="P31"><text:s/>3.6.Métodos de la Clase: event.pm<text:tab/>11</text:p>
          <text:p text:style-name="P33"><text:s/>3.6.1.model_class<text:tab/>11</text:p>
          <text:p text:style-name="P33"><text:soft-page-break/><text:s/>3.6.2.child_class<text:tab/>11</text:p>
          <text:p text:style-name="P31"><text:s/>3.7.Métodos Públicos: event.pm<text:tab/>12</text:p>
          <text:p text:style-name="P33"><text:s/>3.7.1. children<text:tab/>12</text:p>
          <text:p text:style-name="P33"><text:s/>3.7.2. add_children<text:tab/>12</text:p>
          <text:p text:style-name="P33"><text:s/>3.7.3.parent<text:tab/>12</text:p>
          <text:p text:style-name="P31"><text:s/>3.8.Descripción de un evento en el validador: job.pm<text:tab/>12</text:p>
          <text:p text:style-name="P33"><text:s/>3.8.2.Nombre de la Clase: job.pm<text:tab/>12</text:p>
          <text:p text:style-name="P33"><text:s/>3.8.3.Sinopsis<text:tab/>12</text:p>
          <text:p text:style-name="P31"><text:s/>3.9.Atributos: job.pm<text:tab/>13</text:p>
          <text:p text:style-name="P33"><text:s/>3.9.1.Públicos<text:tab/>13</text:p>
          <text:p text:style-name="P31"><text:s/>3.10.Métodos de la Clase&gt; job.pm<text:tab/>14</text:p>
          <text:p text:style-name="P33"><text:s/>3.10.1.model_class<text:tab/>14</text:p>
          <text:p text:style-name="P33"><text:s/>3.10.2.child_class: <text:tab/>14</text:p>
          <text:p text:style-name="P31"><text:s/>3.11.Métodos Públicos: job.pm<text:tab/>14</text:p>
          <text:p text:style-name="P33"><text:s/>3.11.1.refresh<text:tab/>14</text:p>
          <text:p text:style-name="P33"><text:s/>3.11.2.children<text:tab/>15</text:p>
          <text:p text:style-name="P33"><text:s/>3.11.3.add_children( @lista_de_caminos )<text:tab/>15</text:p>
          <text:p text:style-name="P33"><text:s/>3.11.4.parent<text:tab/>15</text:p>
          <text:p text:style-name="P31"><text:s/>3.12.Rol para objetos encolables: queued.pm<text:tab/>15</text:p>
          <text:p text:style-name="P33"><text:s/>3.12.1.Nombre de la Clase: queued.pm<text:tab/>15</text:p>
          <text:p text:style-name="P33"><text:s/>3.12.2.Sinopsis<text:tab/>16</text:p>
          <text:p text:style-name="P31"><text:s/>3.13.Atributos: queued.pm<text:tab/>16</text:p>
          <text:p text:style-name="P33"><text:s/>3.13.1.Públicos<text:tab/>16</text:p>
          <text:p text:style-name="P31"><text:s/>3.14.Métodos Publicos: queued.pm<text:tab/>17</text:p>
          <text:p text:style-name="P33"><text:s/>3.14.1.refresh<text:tab/>17</text:p>
          <text:p text:style-name="P33"><text:s/>3.14.2.set_state ( $state [, $pid ] )<text:tab/>17</text:p>
          <text:p text:style-name="P31"><text:s/>3.15.Descripción de un resultado en el validador: result.pm<text:tab/>17</text:p>
          <text:p text:style-name="P33"><text:s/>3.15.2.Nombre de la Clase: result.pm<text:tab/>17</text:p>
          <text:p text:style-name="P33"><text:s/>3.15.3.Sinopsis<text:tab/>17</text:p>
          <text:p text:style-name="P31"><text:s/>3.16.Atributos: result.pm<text:tab/>18</text:p>
          <text:p text:style-name="P33"><text:s/>3.16.1.Públicos<text:tab/>18</text:p>
          <text:p text:style-name="P33"><text:s/>3.16.2.Data<text:tab/>18</text:p>
          <text:p text:style-name="P31"><text:soft-page-break/><text:s/>3.17.Métodos de Clase: result.pm<text:tab/>18</text:p>
          <text:p text:style-name="P33"><text:s/>3.17.1.model_class<text:tab/>18</text:p>
          <text:p text:style-name="P33"><text:s/>3.17.2.child_class: <text:tab/>18</text:p>
          <text:p text:style-name="P31"><text:s/>3.18.Métodos Públicos: result.pm<text:tab/>19</text:p>
          <text:p text:style-name="P33"><text:s/>3.18.1.children<text:tab/>19</text:p>
          <text:p text:style-name="P33"><text:s/>3.18.2.add_children( @lista_de_eventos )<text:tab/>19</text:p>
          <text:p text:style-name="P33"><text:s/>3.18.3.parent<text:tab/>19</text:p>
          <text:p text:style-name="P31"><text:s/>3.19.Descripción de un URL en el validador: url.pm<text:tab/>20</text:p>
          <text:p text:style-name="P33"><text:s/>3.19.2.Nombre de la Clase<text:tab/>20</text:p>
          <text:p text:style-name="P33"><text:s/>3.19.3.Sinopsis<text:tab/>20</text:p>
          <text:p text:style-name="P31"><text:s/>3.20.Atributos: url.pm<text:tab/>21</text:p>
          <text:p text:style-name="P33"><text:s/>3.20.1.Públicos<text:tab/>21</text:p>
          <text:p text:style-name="P31"><text:s/>3.21.Métodos de Clase: url.pm<text:tab/>22</text:p>
          <text:p text:style-name="P33"><text:s/>3.21.1.model_class<text:tab/>22</text:p>
          <text:p text:style-name="P33"><text:s/>3.21.2.child_class<text:tab/>22</text:p>
          <text:p text:style-name="P31"><text:s/>3.22.Métodos Públicos: url.pm<text:tab/>22</text:p>
          <text:p text:style-name="P33"><text:s/>3.22.1.Uri<text:tab/>22</text:p>
          <text:p text:style-name="P33"><text:s/>3.22.2.Refresh <text:tab/>22</text:p>
          <text:p text:style-name="P33"><text:s/>3.22.3.children<text:tab/>22</text:p>
          <text:p text:style-name="P33"><text:s/>3.22.4.add_children( @lista_de_resultados ): <text:tab/>23</text:p>
          <text:p text:style-name="P33"><text:s/>3.22.5.parent: <text:tab/>23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Historial de Revisiones</text:p>
      <text:p text:style-name="Text_20_body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9">Versión</text:p>
          </table:table-cell>
          <table:table-cell table:style-name="Tabla3.A1" office:value-type="string">
            <text:p text:style-name="P9">Fecha</text:p>
          </table:table-cell>
          <table:table-cell table:style-name="Tabla3.A1" office:value-type="string">
            <text:p text:style-name="P9">Autor</text:p>
          </table:table-cell>
          <table:table-cell table:style-name="Tabla3.D1" office:value-type="string">
            <text:p text:style-name="P9">Descripción</text:p>
          </table:table-cell>
        </table:table-row>
        <table:table-row>
          <table:table-cell table:style-name="Tabla3.A2" office:value-type="string">
            <text:p text:style-name="P7">1.0</text:p>
          </table:table-cell>
          <table:table-cell table:style-name="Tabla3.A2" office:value-type="string">
            <text:p text:style-name="P7">20/04/2010</text:p>
          </table:table-cell>
          <table:table-cell table:style-name="Tabla3.C2" office:value-type="string">
            <text:p text:style-name="P6">Lilibeth Ramírez</text:p>
          </table:table-cell>
          <table:table-cell table:style-name="Tabla3.D2" office:value-type="string">
            <text:p text:style-name="P6">Versión Inicial del Documento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314581357" text:style-name="Numbering_20_1">
        <text:list-item>
          <text:h text:style-name="P30" text:outline-level="1"><text:soft-page-break/>Información General</text:h>
          <text:list>
            <text:list-item>
              <text:h text:style-name="P26" text:outline-level="2">Gerencias Solicitantes</text:h>
            </text:list-item>
          </text:list>
        </text:list-item>
      </text:list>
      <text:p text:style-name="Cuerpo2">Gerencia de Normalización y Certificación</text:p>
      <text:list xml:id="list1776835166" text:continue-numbering="true" text:style-name="Numbering_20_1">
        <text:list-item>
          <text:list>
            <text:list-item>
              <text:h text:style-name="P26" text:outline-level="2">Código del Proyecto</text:h>
            </text:list-item>
          </text:list>
        </text:list-item>
      </text:list>
      <text:p text:style-name="Cuerpo2">GNC-01-2009</text:p>
      <text:list xml:id="list2130139388" text:continue-numbering="true" text:style-name="Numbering_20_1">
        <text:list-item>
          <text:list>
            <text:list-item>
              <text:h text:style-name="P26" text:outline-level="2">Nombre del Proyecto</text:h>
            </text:list-item>
          </text:list>
        </text:list-item>
      </text:list>
      <text:p text:style-name="Cuerpo2">Sistema para la Automatización del Protocolo de Prueba de Portales de Internet.</text:p>
      <text:list xml:id="list951952701" text:continue-numbering="true" text:style-name="Numbering_20_1">
        <text:list-item>
          <text:list>
            <text:list-item>
              <text:h text:style-name="P26" text:outline-level="2">Beneficiario</text:h>
            </text:list-item>
          </text:list>
        </text:list-item>
      </text:list>
      <text:p text:style-name="Cuerpo2">Centro Nacional de Tecnologías de Información</text:p>
      <text:list xml:id="list960032902" text:continue-numbering="true" text:style-name="Numbering_20_1">
        <text:list-item>
          <text:h text:style-name="P30" text:outline-level="1">Introducción</text:h>
        </text:list-item>
      </text:list>
      <text:p text:style-name="Cuerpo">El Subsistema de Pruebas evalúa cada una de las disposiciones del Sistema para la Automatización del <text:s/>Protocolo de Prueba de Portales de Internet de pruebas, presenta los procesos, métodos, clases, atributos y una breve descripción de cada uno de los módulos funcionales del mismo.</text:p>
      <text:list xml:id="list974875462" text:continue-numbering="true" text:style-name="Numbering_20_1">
        <text:list-item>
          <text:list>
            <text:list-item>
              <text:h text:style-name="P26" text:outline-level="2">Alcance</text:h>
            </text:list-item>
          </text:list>
        </text:list-item>
      </text:list>
      <text:p text:style-name="Cuerpo2">El subsistema de pruebas del Sistema para la Automatización del Protocolo de pruebas de portales de internet, ofrecerá un modulo independiente para la evaluación de cada disposición haciendo más efectivo y rápido este proceso, ya que la realización de las pruebas constituye una herramienta fundamental para la verificación adecuada de las disposiciones indicadas en la norma técnica. </text:p>
      <text:list xml:id="list1696176222" text:continue-numbering="true" text:style-name="Numbering_20_1">
        <text:list-item>
          <text:list>
            <text:list-item>
              <text:h text:style-name="P26" text:outline-level="2"><text:soft-page-break/>Documentos Relacionados</text:h>
            </text:list-item>
          </text:list>
        </text:list-item>
      </text:list>
      <text:p text:style-name="Cuerpo2">En la siguiente se muestran las referencias a los documentos que se relacionan con éste documento:</text:p>
      <table:table table:name="DocumentosRelacionados" table:style-name="DocumentosRelacionados">
        <table:table-column table:style-name="DocumentosRelacionados.A"/>
        <table:table-column table:style-name="DocumentosRelacionados.B"/>
        <table:table-column table:style-name="DocumentosRelacionados.C"/>
        <table:table-row>
          <table:table-cell table:style-name="DocumentosRelacionados.A1" office:value-type="string">
            <text:p text:style-name="P9">Titulo</text:p>
          </table:table-cell>
          <table:table-cell table:style-name="DocumentosRelacionados.A1" office:value-type="string">
            <text:p text:style-name="P9">Fecha</text:p>
          </table:table-cell>
          <table:table-cell table:style-name="DocumentosRelacionados.C1" office:value-type="string">
            <text:p text:style-name="P9">Organización</text:p>
          </table:table-cell>
        </table:table-row>
        <table:table-row>
          <table:table-cell table:style-name="DocumentosRelacionados.A2" office:value-type="string">
            <text:p text:style-name="P8">DAS_CovetelR.S.V.1.0.odt</text:p>
          </table:table-cell>
          <table:table-cell table:style-name="DocumentosRelacionados.A2" office:value-type="string">
            <text:p text:style-name="P8">20 de Enero de 2010</text:p>
          </table:table-cell>
          <table:table-cell table:style-name="DocumentosRelacionados.C2" office:value-type="string">
            <text:p text:style-name="P8">COVETEL R.S.</text:p>
          </table:table-cell>
        </table:table-row>
        <table:table-row>
          <table:table-cell table:style-name="DocumentosRelacionados.A2" office:value-type="string">
            <text:p text:style-name="P8">Glosario Sistema para la Automatización del protocolo de prueba de portales de Internet</text:p>
          </table:table-cell>
          <table:table-cell table:style-name="DocumentosRelacionados.A2" office:value-type="string">
            <text:p text:style-name="P8">22 de Septiembre de 2009</text:p>
          </table:table-cell>
          <table:table-cell table:style-name="DocumentosRelacionados.C2" office:value-type="string">
            <text:p text:style-name="P8">CNTI – OGRS</text:p>
          </table:table-cell>
        </table:table-row>
        <table:table-row>
          <table:table-cell table:style-name="DocumentosRelacionados.A2" office:value-type="string">
            <text:p text:style-name="P8">ERS_CovetelR.S.V.1.0.odt</text:p>
          </table:table-cell>
          <table:table-cell table:style-name="DocumentosRelacionados.A2" office:value-type="string">
            <text:p text:style-name="P8">20 de Enero de 2010</text:p>
          </table:table-cell>
          <table:table-cell table:style-name="DocumentosRelacionados.C2" office:value-type="string">
            <text:p text:style-name="P8">COVETEL R.S.</text:p>
          </table:table-cell>
        </table:table-row>
      </table:table>
      <text:p text:style-name="P10"/>
      <text:list xml:id="list846741570" text:continue-numbering="true" text:style-name="Numbering_20_1">
        <text:list-item>
          <text:h text:style-name="P30" text:outline-level="1">Módulos del Subsistema de Pruebas</text:h>
          <text:list>
            <text:list-item>
              <text:h text:style-name="P26" text:outline-level="2">Clase Base de los Objetos de Monitoreo: base.pm</text:h>
            </text:list-item>
          </text:list>
        </text:list-item>
      </text:list>
      <text:p text:style-name="Cuerpo2">El objeto de esta clase es proveer una infraestructura común para la serialización y persistencia de todos los objetos de monitoreo. En la actualidad se utiliza DBIx::Class como base para persistencia de los objetos y JSON como sistema de serialización de los mismos.</text:p>
      <text:list xml:id="list999369741" text:continue-numbering="true" text:style-name="Numbering_20_1">
        <text:list-item>
          <text:list>
            <text:list-item>
              <text:list>
                <text:list-item>
                  <text:h text:style-name="P23" text:outline-level="3">Nombre de la Clase</text:h>
                </text:list-item>
              </text:list>
            </text:list-item>
          </text:list>
        </text:list-item>
      </text:list>
      <text:p text:style-name="Cuerpo3">CNTI::Validator::Monitor::Base</text:p>
      <text:list xml:id="list1082463468" text:continue-numbering="true" text:style-name="Numbering_20_1">
        <text:list-item>
          <text:list>
            <text:list-item>
              <text:list>
                <text:list-item>
                  <text:h text:style-name="P23" text:outline-level="3">Sinopsis</text:h>
                </text:list-item>
              </text:list>
            </text:list-item>
          </text:list>
        </text:list-item>
      </text:list>
      <text:p text:style-name="Bloque">package CNTI::Validator::Monitor::Objeto</text:p>
      <text:p text:style-name="Bloque">use Moose;</text:p>
      <text:p text:style-name="Bloque"/>
      <text:p text:style-name="Bloque">extends 'CNTI::Validator::Monitor::Base'</text:p>
      <text:list xml:id="list2012990422" text:continue-numbering="true" text:style-name="Numbering_20_1">
        <text:list-item>
          <text:list>
            <text:list-item>
              <text:h text:style-name="P26" text:outline-level="2"><text:soft-page-break/>Atributos: base.pm</text:h>
              <text:list>
                <text:list-item>
                  <text:h text:style-name="P23" text:outline-level="3">Públicos</text:h>
                  <text:list>
                    <text:list-item>
                      <text:h text:style-name="P21" text:outline-level="4">Id:</text:h>
                      <text:list>
                        <text:list-item>
                          <text:h text:style-name="P32" text:outline-level="5"><text:span text:style-name="T1">Descripción:</text:span> Identificador de objeto para la capa de persistencia</text:h>
                        </text:list-item>
                        <text:list-item>
                          <text:h text:style-name="P32" text:outline-level="5"><text:span text:style-name="T1">Tipo de datos: </text:span>Int.</text:h>
                        </text:list-item>
                        <text:list-item>
                          <text:h text:style-name="P32" text:outline-level="5"><text:span text:style-name="T1">Propiedades: </text:span>Solo Lectura, Obligatorio</text:h>
                        </text:list-item>
                      </text:list>
                    </text:list-item>
                    <text:list-item>
                      <text:h text:style-name="P21" text:outline-level="4">Parent:</text:h>
                      <text:list>
                        <text:list-item>
                          <text:h text:style-name="P32" text:outline-level="5"><text:span text:style-name="T1">Descripción:</text:span> Identificador del objeto padre para la capa de persistencia.</text:h>
                        </text:list-item>
                        <text:list-item>
                          <text:h text:style-name="P32" text:outline-level="5"><text:span text:style-name="T1">Tipo de datos: </text:span>Int</text:h>
                        </text:list-item>
                        <text:list-item>
                          <text:h text:style-name="P32" text:outline-level="5"><text:span text:style-name="T1">Propiedades:</text:span> Solo Lectura, Obligatorio</text:h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Privados</text:h>
                  <text:list>
                    <text:list-item>
                      <text:h text:style-name="P21" text:outline-level="4"><text:s/>_rec</text:h>
                      <text:list>
                        <text:list-item>
                          <text:h text:style-name="P32" text:outline-level="5"><text:span text:style-name="T1">Descripción: </text:span>Datos del objeto representados en la capa de persistencia.</text:h>
                        </text:list-item>
                        <text:list-item>
                          <text:h text:style-name="P32" text:outline-level="5"><text:span text:style-name="T1">Tipo de datos: </text:span>DBIx::Class::Row</text:h>
                        </text:list-item>
                        <text:list-item>
                          <text:h text:style-name="P32" text:outline-level="5"><text:span text:style-name="T1">Propiedades:</text:span> Solo Lectura, Obligatorio 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26" text:outline-level="2">Métodos Públicos: base.pm</text:h>
              <text:list>
                <text:list-item>
                  <text:h text:style-name="P23" text:outline-level="3">refresh</text:h>
                </text:list-item>
              </text:list>
            </text:list-item>
          </text:list>
        </text:list-item>
      </text:list>
      <text:p text:style-name="Cuerpo3">Refresca los atributos que han cambiado en un objeto que fue creado, por ejemplo si se desea verificar el estado (state) actual se puede hacer:</text:p>
      <text:p text:style-name="Cuerpo3"/>
      <text:p text:style-name="P11">$obj-&gt;refresh</text:p>
      <text:list xml:id="list1859463701" text:continue-numbering="true" text:style-name="Numbering_20_1">
        <text:list-item>
          <text:list>
            <text:list-item>
              <text:list>
                <text:list-item>
                  <text:h text:style-name="P23" text:outline-level="3"><text:soft-page-break/>children</text:h>
                </text:list-item>
              </text:list>
            </text:list-item>
          </text:list>
        </text:list-item>
      </text:list>
      <text:p text:style-name="Cuerpo3">Obtiene un iterador que permite recorrer los hijos de un objeto, el iterador será un clausura que se invoca sin argumentos y retorna un hijo cada vez que se invoca:</text:p>
      <text:p text:style-name="Bloque">my $it = $obj-&gt;children</text:p>
      <text:p text:style-name="Bloque">while ( my $h = $it-&gt;() ) {</text:p>
      <text:p text:style-name="Bloque"><text:s text:c="4"/>printf "Hijo: %s\n", $h-&gt;id;</text:p>
      <text:p text:style-name="Bloque">}</text:p>
      <text:list xml:id="list1503916588" text:style-name="L1">
        <text:list-item>
          <text:list>
            <text:list-item>
              <text:list>
                <text:list-header>
                  <text:p text:style-name="P29">En el caso de objetos que no permitan hijos, el método devuelve undef</text:p>
                </text:list-header>
              </text:list>
            </text:list-item>
          </text:list>
        </text:list-item>
      </text:list>
      <text:list xml:id="list1374401291" text:continue-list="list1859463701" text:style-name="Numbering_20_1">
        <text:list-item>
          <text:list>
            <text:list-item>
              <text:list>
                <text:list-item>
                  <text:h text:style-name="P23" text:outline-level="3">add_children( @lista )</text:h>
                </text:list-item>
              </text:list>
            </text:list-item>
          </text:list>
        </text:list-item>
      </text:list>
      <text:p text:style-name="Cuerpo3">Agrega la @lista de propiedades al objeto, cada elemento debe ser del tipo apropiado para crear hijos de un objeto específico:</text:p>
      <text:p text:style-name="Cuerpo3"/>
      <text:p text:style-name="Bloque">$obj-&gt;add_children( $hijo1, $hijo2, $hijo3 )</text:p>
      <text:list xml:id="list535977044" text:continue-numbering="true" text:style-name="Numbering_20_1">
        <text:list-item>
          <text:list>
            <text:list-item>
              <text:list>
                <text:list-item>
                  <text:h text:style-name="P23" text:outline-level="3">as_hash( $depth )</text:h>
                </text:list-item>
              </text:list>
            </text:list-item>
          </text:list>
        </text:list-item>
      </text:list>
      <text:p text:style-name="Cuerpo3">Retorna un hash con los atributos del objeto y todos sus descendientes. El argumento opcional $depth indica con cuanta profundidad se desea obtener el objeto, si se omite (o es cero) solo se retorna el objeto actual, si es 1 se retorna el objeto actual y sus hijos, si es 2 se incluyen los nietos, etc.</text:p>
      <text:list xml:id="list1846009149" text:continue-numbering="true" text:style-name="Numbering_20_1">
        <text:list-item>
          <text:list>
            <text:list-item>
              <text:list>
                <text:list-item>
                  <text:h text:style-name="P23" text:outline-level="3">as_json( $depth )</text:h>
                </text:list-item>
              </text:list>
            </text:list-item>
          </text:list>
        </text:list-item>
      </text:list>
      <text:p text:style-name="Cuerpo3">Retorna el objeto serializado como JSON. El argumento opcional $depth indica con cuanta profundidad se desea obtener el objeto, si se omite (o es cero) solo se retorna el objeto actual, si es 1 se retorna el objeto actual y sus hijos, si es 2 se incluyen los nietos, etc.</text:p>
      <text:list xml:id="list1270244232" text:continue-numbering="true" text:style-name="Numbering_20_1">
        <text:list-item>
          <text:list>
            <text:list-item>
              <text:list>
                <text:list-item>
                  <text:h text:style-name="P23" text:outline-level="3"><text:soft-page-break/>hash_new</text:h>
                </text:list-item>
              </text:list>
            </text:list-item>
          </text:list>
        </text:list-item>
      </text:list>
      <text:p text:style-name="Cuerpo3">Crea un nuevo objeto basado en un hash, si el objeto incluye descendientes especificados en clave children, estos también se crearán recursivamente.</text:p>
      <text:list xml:id="list1562930896" text:continue-numbering="true" text:style-name="Numbering_20_1">
        <text:list-item>
          <text:list>
            <text:list-item>
              <text:list>
                <text:list-item>
                  <text:h text:style-name="P23" text:outline-level="3">json_new</text:h>
                </text:list-item>
              </text:list>
            </text:list-item>
          </text:list>
        </text:list-item>
      </text:list>
      <text:p text:style-name="Cuerpo3">Crea un nuevo objeto a partir de una cadena JSON, si el objeto incluye descendientes especificados en clave children, estos también se crearán recursivamente.</text:p>
      <text:list xml:id="list1018839426" text:continue-numbering="true" text:style-name="Numbering_20_1">
        <text:list-item>
          <text:list>
            <text:list-item>
              <text:h text:style-name="P26" text:outline-level="2">Descripción de un Evento en el Validador: event.pm</text:h>
            </text:list-item>
          </text:list>
        </text:list-item>
      </text:list>
      <text:p text:style-name="Cuerpo2">Crea una estructura para describir un evento. </text:p>
      <text:list xml:id="list159268804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2" text:outline-level="5"><text:span text:style-name="T1">Extiende:</text:span> <text:s/>CNTI::Validator::Monitor::Base</text:h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Nombre de la Clase</text:h>
                </text:list-item>
              </text:list>
            </text:list-item>
          </text:list>
        </text:list-item>
      </text:list>
      <text:p text:style-name="Cuerpo3">CNTI::Validator::Monitor::Event</text:p>
      <text:list xml:id="list999528083" text:continue-numbering="true" text:style-name="Numbering_20_1">
        <text:list-item>
          <text:list>
            <text:list-item>
              <text:list>
                <text:list-item>
                  <text:h text:style-name="P23" text:outline-level="3">Sinopsis</text:h>
                </text:list-item>
              </text:list>
            </text:list-item>
          </text:list>
        </text:list-item>
      </text:list>
      <text:p text:style-name="Bloque">print "Eventos de la prueba %s:", $result-&gt;name</text:p>
      <text:p text:style-name="Bloque">my $it = $result-&gt;children</text:p>
      <text:p text:style-name="Bloque">while ( my $e = $it-&gt;() ) {</text:p>
      <text:p text:style-name="Bloque"><text:s text:c="4"/>printf "%s: %s\n", $e-&gt;class, $e-&gt;message;</text:p>
      <text:p text:style-name="Bloque">}</text:p>
      <text:list xml:id="list162198836" text:continue-numbering="true" text:style-name="Numbering_20_1">
        <text:list-item>
          <text:list>
            <text:list-item>
              <text:h text:style-name="P26" text:outline-level="2"><text:soft-page-break/>Atributos: event.pm</text:h>
              <text:list>
                <text:list-item>
                  <text:h text:style-name="P23" text:outline-level="3">Públicos</text:h>
                  <text:list>
                    <text:list-item>
                      <text:h text:style-name="P21" text:outline-level="4">class</text:h>
                      <text:list>
                        <text:list-item>
                          <text:h text:style-name="P32" text:outline-level="5"><text:span text:style-name="T1">Descripción: </text:span>Clase de evento, por ejemplo "error", "warning", "fatal", etc.</text:h>
                        </text:list-item>
                        <text:list-item>
                          <text:h text:style-name="P32" text:outline-level="5"><text:span text:style-name="T1">Tipo de datos:</text:span> Cadena de caracteres</text:h>
                        </text:list-item>
                        <text:list-item>
                          <text:h text:style-name="P32" text:outline-level="5"><text:span text:style-name="T1">Propiedades:</text:span> Solo Lectura, Obligatorio</text:h>
                        </text:list-item>
                      </text:list>
                    </text:list-item>
                    <text:list-item>
                      <text:h text:style-name="P21" text:outline-level="4">mesg</text:h>
                      <text:list>
                        <text:list-item>
                          <text:h text:style-name="P32" text:outline-level="5"><text:span text:style-name="T1">Descripción:</text:span> Identificador del objeto padre para la capa de persistencia.</text:h>
                        </text:list-item>
                        <text:list-item>
                          <text:h text:style-name="P32" text:outline-level="5"><text:span text:style-name="T1">Tipo de datos:</text:span> Int</text:h>
                        </text:list-item>
                        <text:list-item>
                          <text:h text:style-name="P32" text:outline-level="5"><text:span text:style-name="T1">Propiedades: </text:span>Solo Lectura, Obligatorio </text:h>
                        </text:list-item>
                      </text:list>
                    </text:list-item>
                    <text:list-item>
                      <text:h text:style-name="P21" text:outline-level="4">data</text:h>
                      <text:list>
                        <text:list-item>
                          <text:h text:style-name="P32" text:outline-level="5"><text:span text:style-name="T1">Descripción:</text:span> Cualquier otra información que se quiera asociar al evento.</text:h>
                        </text:list-item>
                        <text:list-item>
                          <text:h text:style-name="P32" text:outline-level="5"><text:span text:style-name="T1">Tipo de datos:</text:span> Escalar.</text:h>
                        </text:list-item>
                        <text:list-item>
                          <text:h text:style-name="P32" text:outline-level="5"><text:span text:style-name="T1">Propiedades:</text:span> Solo Lectura, Obligatorio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26" text:outline-level="2">Métodos de la Clase: event.pm</text:h>
              <text:list>
                <text:list-item>
                  <text:h text:style-name="P23" text:outline-level="3">model_class</text:h>
                </text:list-item>
              </text:list>
            </text:list-item>
          </text:list>
        </text:list-item>
      </text:list>
      <text:p text:style-name="Cuerpo3">La clase de DBIx::Class que se utiliza como modelo para esta.</text:p>
      <text:list xml:id="list862069679" text:continue-numbering="true" text:style-name="Numbering_20_1">
        <text:list-item>
          <text:list>
            <text:list-item>
              <text:list>
                <text:list-item>
                  <text:h text:style-name="P23" text:outline-level="3">child_class</text:h>
                </text:list-item>
              </text:list>
            </text:list-item>
          </text:list>
        </text:list-item>
      </text:list>
      <text:p text:style-name="Cuerpo3">La clase de monitoreo para los objetos hijos. La clase para el objeto</text:p>
      <text:list xml:id="list1726183713" text:continue-numbering="true" text:style-name="Numbering_20_1">
        <text:list-item>
          <text:list>
            <text:list-item>
              <text:h text:style-name="P26" text:outline-level="2"><text:soft-page-break/>Métodos Públicos: event.pm</text:h>
              <text:list>
                <text:list-item>
                  <text:h text:style-name="P23" text:outline-level="3"><text:s/>children</text:h>
                </text:list-item>
              </text:list>
            </text:list-item>
          </text:list>
        </text:list-item>
      </text:list>
      <text:p text:style-name="Cuerpo3">Este método se hereda de CNTI::Validator::Monitor::Base, pero los objetos de este tipo no tienen hijos así que su invocación retorna undef.</text:p>
      <text:list xml:id="list1087301903" text:continue-numbering="true" text:style-name="Numbering_20_1">
        <text:list-item>
          <text:list>
            <text:list-item>
              <text:list>
                <text:list-item>
                  <text:h text:style-name="P23" text:outline-level="3"><text:s/>add_children</text:h>
                </text:list-item>
              </text:list>
            </text:list-item>
          </text:list>
        </text:list-item>
      </text:list>
      <text:p text:style-name="Cuerpo3">Este método se hereda de CNTI::Validator::Monitor::Base, pero los objetos de este tipo no tienen hijos, así que su invocación genera una excepción.</text:p>
      <text:list xml:id="list550559669" text:continue-numbering="true" text:style-name="Numbering_20_1">
        <text:list-item>
          <text:list>
            <text:list-item>
              <text:list>
                <text:list-item>
                  <text:h text:style-name="P23" text:outline-level="3">parent</text:h>
                </text:list-item>
              </text:list>
            </text:list-item>
          </text:list>
        </text:list-item>
      </text:list>
      <text:p text:style-name="Cuerpo3">Este método retorna el resultado al que aplica este evento.</text:p>
      <text:list xml:id="list858827297" text:continue-numbering="true" text:style-name="Numbering_20_1">
        <text:list-item>
          <text:list>
            <text:list-item>
              <text:h text:style-name="P26" text:outline-level="2">Descripción de un evento en el validador: job.pm</text:h>
            </text:list-item>
          </text:list>
        </text:list-item>
      </text:list>
      <text:p text:style-name="Cuerpo2">Estructura para monitorear un trabajo de validación.</text:p>
      <text:list xml:id="list757998074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2" text:outline-level="5"><text:span text:style-name="T1">Extiende:</text:span> CNTI::Validator::Monitor::Base.</text:h>
                        </text:list-item>
                        <text:list-item>
                          <text:h text:style-name="P32" text:outline-level="5"><text:span text:style-name="T1">Implementa:</text:span> CNTI::Validator::Monitor::Queued</text:h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Nombre de la Clase: job.pm</text:h>
                </text:list-item>
              </text:list>
            </text:list-item>
          </text:list>
        </text:list-item>
      </text:list>
      <text:p text:style-name="Cuerpo3">CNTI::Validator::Monitor::Queued</text:p>
      <text:list xml:id="list2048735392" text:continue-numbering="true" text:style-name="Numbering_20_1">
        <text:list-item>
          <text:list>
            <text:list-item>
              <text:list>
                <text:list-item>
                  <text:h text:style-name="P23" text:outline-level="3">Sinopsis</text:h>
                </text:list-item>
              </text:list>
            </text:list-item>
          </text:list>
        </text:list-item>
      </text:list>
      <text:p text:style-name="Bloque">package CNTI::Validator::Monitor::Objeto;</text:p>
      <text:p text:style-name="Bloque">use Moose;</text:p>
      <text:p text:style-name="Bloque">with 'CNTI::Validator::Monitor::Queued';</text:p>
      <text:p text:style-name="Bloque">...</text:p>
      <text:list xml:id="list393528273" text:continue-numbering="true" text:style-name="Numbering_20_1">
        <text:list-item>
          <text:list>
            <text:list-item>
              <text:h text:style-name="P26" text:outline-level="2"><text:soft-page-break/>Atributos: job.pm</text:h>
              <text:list>
                <text:list-item>
                  <text:h text:style-name="P23" text:outline-level="3">Públicos</text:h>
                  <text:list>
                    <text:list-item>
                      <text:h text:style-name="P21" text:outline-level="4">id</text:h>
                      <text:list>
                        <text:list-item>
                          <text:h text:style-name="P32" text:outline-level="5"><text:span text:style-name="T1">Descripción</text:span>: Identificador único de job. </text:h>
                        </text:list-item>
                        <text:list-item>
                          <text:h text:style-name="P32" text:outline-level="5"><text:span text:style-name="T1">Tipo de datos</text:span>: Int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site</text:h>
                      <text:list>
                        <text:list-item>
                          <text:h text:style-name="P32" text:outline-level="5"><text:span text:style-name="T1">Descripción</text:span>: el nombre del site que se está validando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cb</text:h>
                      <text:list>
                        <text:list-item>
                          <text:h text:style-name="P32" text:outline-level="5"><text:span text:style-name="T1">Descripción</text:span>: el callback indicado en la creación del job.</text:h>
                        </text:list-item>
                        <text:list-item>
                          <text:h text:style-name="P32" text:outline-level="5"><text:span text:style-name="T1">Tipo de datos</text:span>: Escalar (Estructura JSON)</text:h>
                        </text:list-item>
                        <text:list-item>
                          <text:h text:style-name="P32" text:outline-level="5"><text:span text:style-name="T1">Propiedades</text:span>: Solo Lectura, Opcional</text:h>
                        </text:list-item>
                      </text:list>
                    </text:list-item>
                    <text:list-item>
                      <text:h text:style-name="P21" text:outline-level="4">data</text:h>
                      <text:list>
                        <text:list-item>
                          <text:h text:style-name="P32" text:outline-level="5"><text:span text:style-name="T1">Descripción</text:span>: Información a enviar al callback (cb) cuando el job finalice.</text:h>
                        </text:list-item>
                        <text:list-item>
                          <text:h text:style-name="P32" text:outline-level="5"><text:span text:style-name="T1">Tipo de datos</text:span>: Escalar (Estructura JSON)</text:h>
                        </text:list-item>
                        <text:list-item>
                          <text:h text:style-name="P32" text:outline-level="5"><text:span text:style-name="T1">Propiedades</text:span>: Solo Lectura, Opcional</text:h>
                        </text:list-item>
                      </text:list>
                    </text:list-item>
                    <text:list-item>
                      <text:h text:style-name="P21" text:outline-level="4">State</text:h>
                      <text:list>
                        <text:list-item>
                          <text:h text:style-name="P32" text:outline-level="5"><text:span text:style-name="T1">Descripción</text:span>: estado del job (new, run, done).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pcional</text:h>
                        </text:list-item>
                      </text:list>
                    </text:list-item>
                    <text:list-item>
                      <text:h text:style-name="P21" text:outline-level="4"><text:soft-page-break/>ctime</text:h>
                      <text:list>
                        <text:list-item>
                          <text:h text:style-name="P32" text:outline-level="5"><text:span text:style-name="T1">Descripción</text:span>: fecha de cre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mtime</text:h>
                      <text:list>
                        <text:list-item>
                          <text:h text:style-name="P32" text:outline-level="5"><text:span text:style-name="T1">Descripción</text:span>: fecha de modific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26" text:outline-level="2">Métodos de la Clase&gt; job.pm</text:h>
              <text:list>
                <text:list-item>
                  <text:h text:style-name="P23" text:outline-level="3">model_class</text:h>
                </text:list-item>
              </text:list>
            </text:list-item>
          </text:list>
        </text:list-item>
      </text:list>
      <text:p text:style-name="Cuerpo3">La clase de DBIx::Class que se utiliza como modelo para esta.</text:p>
      <text:list xml:id="list1134535691" text:continue-numbering="true" text:style-name="Numbering_20_1">
        <text:list-item>
          <text:list>
            <text:list-item>
              <text:list>
                <text:list-item>
                  <text:h text:style-name="P23" text:outline-level="3">child_class: </text:h>
                </text:list-item>
              </text:list>
            </text:list-item>
          </text:list>
        </text:list-item>
      </text:list>
      <text:p text:style-name="Cuerpo3">La clase de monitoreo para los objetos hijos.</text:p>
      <text:list xml:id="list1068349959" text:continue-numbering="true" text:style-name="Numbering_20_1">
        <text:list-item>
          <text:list>
            <text:list-item>
              <text:h text:style-name="P26" text:outline-level="2">Métodos Públicos: job.pm</text:h>
              <text:list>
                <text:list-item>
                  <text:h text:style-name="P23" text:outline-level="3">refresh</text:h>
                </text:list-item>
              </text:list>
            </text:list-item>
          </text:list>
        </text:list-item>
      </text:list>
      <text:p text:style-name="Cuerpo3">Este método es mezclado por CNTI::Validator::Monitor::Queued. Refresca los atributos que han cambiado en un objeto desde que fué creado, por ejemplo si se desea verificar el estado (state) actual se pude hacer:</text:p>
      <text:p text:style-name="Cuerpo3"/>
      <text:p text:style-name="P12">$obj-&gt;refresh</text:p>
      <text:p text:style-name="P12">printf "El estado actual del trabajo es: %s\n", $obj/-state</text:p>
      <text:list xml:id="list1862990737" text:continue-numbering="true" text:style-name="Numbering_20_1">
        <text:list-item>
          <text:list>
            <text:list-item>
              <text:list>
                <text:list-item>
                  <text:h text:style-name="P23" text:outline-level="3"><text:soft-page-break/>children</text:h>
                </text:list-item>
              </text:list>
            </text:list-item>
          </text:list>
        </text:list-item>
      </text:list>
      <text:p text:style-name="Cuerpo3">Este método se hereda de CNTI::Validator::Monitor::Base. Obtiene un iterador que permite recorrer los hijos del trabajo, el iterador devuelto es un clausura que se invoca sin argumentos y retorna elementos de la clase CNTI::Validator::Monitor::URL:</text:p>
      <text:p text:style-name="Cuerpo3"/>
      <text:p text:style-name="Bloque">printf "Los URLs asociados al job %d\n", $job-&gt;id</text:p>
      <text:p text:style-name="Bloque">my $it = $job-&gt;children</text:p>
      <text:p text:style-name="Bloque">while ( my $u = $it-&gt;() ) {</text:p>
      <text:p text:style-name="Bloque"><text:s text:c="5"/>printf "URL: %s\n", $u-&gt;url;</text:p>
      <text:p text:style-name="Bloque">}</text:p>
      <text:list xml:id="list729421284" text:continue-numbering="true" text:style-name="Numbering_20_1">
        <text:list-item>
          <text:list>
            <text:list-item>
              <text:list>
                <text:list-item>
                  <text:h text:style-name="P23" text:outline-level="3">add_children( @lista_de_caminos )</text:h>
                </text:list-item>
              </text:list>
            </text:list-item>
          </text:list>
        </text:list-item>
      </text:list>
      <text:p text:style-name="Cuerpo3">Este método se hereda de CNTI::Validator::Monitor::Base. Agrega la @lista_de_caminos al objeto, cada camino es una cadena de caracteres que se convertirá internamente a objetos de tipo CNTI::Validator::Monitor::URL:</text:p>
      <text:p text:style-name="Cuerpo3"/>
      <text:p text:style-name="P13">$obj-&gt;add_children( "/principal", "/contacto", "/institucion" )</text:p>
      <text:list xml:id="list1016539775" text:continue-numbering="true" text:style-name="Numbering_20_1">
        <text:list-item>
          <text:list>
            <text:list-item>
              <text:list>
                <text:list-item>
                  <text:h text:style-name="P23" text:outline-level="3">parent</text:h>
                </text:list-item>
              </text:list>
            </text:list-item>
          </text:list>
        </text:list-item>
      </text:list>
      <text:p text:style-name="Cuerpo3">Este método retorna undef.</text:p>
      <text:list xml:id="list632993865" text:continue-numbering="true" text:style-name="Numbering_20_1">
        <text:list-item>
          <text:list>
            <text:list-item>
              <text:h text:style-name="P26" text:outline-level="2">Rol para objetos encolables: queued.pm</text:h>
            </text:list-item>
          </text:list>
        </text:list-item>
      </text:list>
      <text:p text:style-name="Cuerpo2">Rol que permite hacer un objeto encolable.</text:p>
      <text:list xml:id="list1654988262" text:continue-numbering="true" text:style-name="Numbering_20_1">
        <text:list-item>
          <text:list>
            <text:list-item>
              <text:list>
                <text:list-item>
                  <text:h text:style-name="P23" text:outline-level="3">Nombre de la Clase: queued.pm</text:h>
                </text:list-item>
              </text:list>
            </text:list-item>
          </text:list>
        </text:list-item>
      </text:list>
      <text:p text:style-name="Cuerpo3">CNTI::Validator::Monitor::Queued</text:p>
      <text:list xml:id="list1956949312" text:continue-numbering="true" text:style-name="Numbering_20_1">
        <text:list-item>
          <text:list>
            <text:list-item>
              <text:list>
                <text:list-item>
                  <text:h text:style-name="P24" text:outline-level="3"><text:soft-page-break/>Sinopsis</text:h>
                </text:list-item>
              </text:list>
            </text:list-item>
          </text:list>
        </text:list-item>
      </text:list>
      <text:p text:style-name="Bloque">package CNTI::Validator::Monitor::Objeto;</text:p>
      <text:p text:style-name="Bloque">use Moose;</text:p>
      <text:p text:style-name="Bloque">with 'CNTI::Validator::Monitor::Queued';</text:p>
      <text:p text:style-name="Bloque">...</text:p>
      <text:list xml:id="list147220515" text:continue-numbering="true" text:style-name="Numbering_20_1">
        <text:list-item>
          <text:list>
            <text:list-item>
              <text:h text:style-name="P27" text:outline-level="2">Atributos: queued.pm</text:h>
              <text:list>
                <text:list-item>
                  <text:h text:style-name="P24" text:outline-level="3">Públicos</text:h>
                  <text:list>
                    <text:list-item>
                      <text:h text:style-name="P22" text:outline-level="4">state</text:h>
                      <text:list>
                        <text:list-item>
                          <text:h text:style-name="P32" text:outline-level="5"><text:span text:style-name="T4">Descripción</text:span><text:span text:style-name="T3">: estado del objeto.</text:span></text:h>
                        </text:list-item>
                        <text:list-item>
                          <text:h text:style-name="P32" text:outline-level="5"><text:span text:style-name="T4">Tipo de datos</text:span><text:span text:style-name="T3">: Cadena de caracteres</text:span></text:h>
                        </text:list-item>
                        <text:list-item>
                          <text:h text:style-name="P32" text:outline-level="5"><text:span text:style-name="T4">Propiedades</text:span><text:span text:style-name="T3">: Solo Lectura, Opcional</text:span></text:h>
                        </text:list-item>
                      </text:list>
                    </text:list-item>
                    <text:list-item>
                      <text:h text:style-name="P22" text:outline-level="4">Proc</text:h>
                      <text:list>
                        <text:list-item>
                          <text:h text:style-name="P32" text:outline-level="5"><text:span text:style-name="T4">Descripción</text:span><text:span text:style-name="T3">: Proceso que está utilizando el objeto.</text:span></text:h>
                        </text:list-item>
                        <text:list-item>
                          <text:h text:style-name="P32" text:outline-level="5"><text:span text:style-name="T4">Tipo de datos</text:span><text:span text:style-name="T3">: Int</text:span></text:h>
                        </text:list-item>
                        <text:list-item>
                          <text:h text:style-name="P32" text:outline-level="5"><text:span text:style-name="T4">Propiedades</text:span><text:span text:style-name="T3">: Solo Lectura, Opcional</text:span></text:h>
                        </text:list-item>
                      </text:list>
                    </text:list-item>
                    <text:list-item>
                      <text:h text:style-name="P21" text:outline-level="4">ctime</text:h>
                      <text:list>
                        <text:list-item>
                          <text:h text:style-name="P32" text:outline-level="5"><text:span text:style-name="T1">Descripción</text:span>: fecha de cre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mtime</text:h>
                      <text:list>
                        <text:list-item>
                          <text:h text:style-name="P32" text:outline-level="5"><text:span text:style-name="T1">Descripción</text:span>: fecha de modific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xml:id="list31978025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2" text:outline-level="5"><text:soft-page-break/><text:span text:style-name="T4">Propiedades</text:span><text:span text:style-name="T3">: Solo Lectura, Obligatorio</text:span>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27" text:outline-level="2">Métodos Publicos: queued.pm</text:h>
              <text:list>
                <text:list-item>
                  <text:h text:style-name="P23" text:outline-level="3">refresh</text:h>
                </text:list-item>
              </text:list>
            </text:list-item>
          </text:list>
        </text:list-item>
      </text:list>
      <text:p text:style-name="Cuerpo3">Refresca los atributos que han cambiado en un objeto desde que fué creado, por ejemplo si se desea verificar el estado (state) actual se pude hacer:</text:p>
      <text:p text:style-name="Cuerpo2"/>
      <text:p text:style-name="P11">$obj-&gt;refresh</text:p>
      <text:list xml:id="list774369480" text:continue-numbering="true" text:style-name="Numbering_20_1">
        <text:list-item>
          <text:list>
            <text:list-item>
              <text:list>
                <text:list-item>
                  <text:h text:style-name="P23" text:outline-level="3">set_state ( $state [, $pid ] )</text:h>
                </text:list-item>
              </text:list>
            </text:list-item>
          </text:list>
        </text:list-item>
      </text:list>
      <text:p text:style-name="Cuerpo3">Cambia el estado del elemento a $state y cambia el id del proceso que efectuó el cambio, si no se especifica el $pid, se utilizará el pid del proceso actual ($$). Como cualquier otra modificación del objeto, esta operación cambia la fecha de modificación (mtime) del mismo.</text:p>
      <text:p text:style-name="Cuerpo3"/>
      <text:list xml:id="list1195218058" text:continue-numbering="true" text:style-name="Numbering_20_1">
        <text:list-item>
          <text:list>
            <text:list-item>
              <text:h text:style-name="P26" text:outline-level="2">Descripción de un resultado en el validador: result.pm</text:h>
            </text:list-item>
          </text:list>
        </text:list-item>
      </text:list>
      <text:p text:style-name="Cuerpo2">Estructura para monitorear un resultado de un trabajo de validación.</text:p>
      <text:list xml:id="list15082110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2" text:outline-level="5"><text:span text:style-name="T1">Extiende:</text:span> CNTI::Validator::Monitor::Base.</text:h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Nombre de la Clase: result.pm</text:h>
                </text:list-item>
              </text:list>
            </text:list-item>
          </text:list>
        </text:list-item>
      </text:list>
      <text:p text:style-name="Cuerpo3">CNTI::Validator::Monitor::Result</text:p>
      <text:list xml:id="list451883608" text:continue-numbering="true" text:style-name="Numbering_20_1">
        <text:list-item>
          <text:list>
            <text:list-item>
              <text:list>
                <text:list-item>
                  <text:h text:style-name="P23" text:outline-level="3">Sinopsis</text:h>
                </text:list-item>
              </text:list>
            </text:list-item>
          </text:list>
        </text:list-item>
      </text:list>
      <text:p text:style-name="P14">my $it = $url-&gt;children</text:p>
      <text:p text:style-name="P14">while ( my $r = $it-&gt;() ) {</text:p>
      <text:p text:style-name="P14"><text:s text:c="3"/>printf "Resultado de %s: %s\n", $r-&gt;name, $r-&gt;pass;</text:p>
      <text:p text:style-name="P14">}</text:p>
      <text:list xml:id="list387669776" text:continue-numbering="true" text:style-name="Numbering_20_1">
        <text:list-item>
          <text:list>
            <text:list-item>
              <text:h text:style-name="P26" text:outline-level="2"><text:soft-page-break/>Atributos: result.pm</text:h>
              <text:list>
                <text:list-item>
                  <text:h text:style-name="P23" text:outline-level="3">Públicos</text:h>
                  <text:list>
                    <text:list-item>
                      <text:h text:style-name="P21" text:outline-level="4">id</text:h>
                      <text:list>
                        <text:list-item>
                          <text:h text:style-name="P32" text:outline-level="5"><text:span text:style-name="T1">Descripción</text:span>: Identificador único de resultado.</text:h>
                        </text:list-item>
                        <text:list-item>
                          <text:h text:style-name="P32" text:outline-level="5"><text:span text:style-name="T1">Tipo de datos</text:span>: Int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<text:s/>name</text:h>
                      <text:list>
                        <text:list-item>
                          <text:h text:style-name="P32" text:outline-level="5"><text:span text:style-name="T1">Descripción</text:span>: Nombre de la prueba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<text:s/>pass</text:h>
                      <text:list>
                        <text:list-item>
                          <text:h text:style-name="P32" text:outline-level="5"><text:span text:style-name="T1">Descripción</text:span>: estado de la prueba (fail, pass, dubious, abort).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pcional</text:h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Data</text:h>
                </text:list-item>
              </text:list>
            </text:list-item>
            <text:list-item>
              <text:h text:style-name="P28" text:outline-level="2">Métodos de Clase: result.pm</text:h>
              <text:list>
                <text:list-item>
                  <text:h text:style-name="P25" text:outline-level="3">model_class</text:h>
                  <text:p text:style-name="P20">La clase de DBIx::Class que se utiliza como modelo para esta.</text:p>
                </text:list-item>
                <text:list-item>
                  <text:h text:style-name="P25" text:outline-level="3">child_class: </text:h>
                </text:list-item>
              </text:list>
            </text:list-item>
          </text:list>
        </text:list-item>
      </text:list>
      <text:p text:style-name="Cuerpo2"><text:span text:style-name="T2">La clase de monitoreo para los objetos hijos.</text:span><text:span text:style-name="T1"> </text:span><text:span text:style-name="T2">La clase para el objeto padre.</text:span></text:p>
      <text:list xml:id="list652332227" text:continue-numbering="true" text:style-name="Numbering_20_1">
        <text:list-item>
          <text:list>
            <text:list-item>
              <text:h text:style-name="P26" text:outline-level="2"><text:soft-page-break/>Métodos Públicos<text:span text:style-name="T1">: result.pm</text:span></text:h>
              <text:list>
                <text:list-item>
                  <text:h text:style-name="P23" text:outline-level="3">children</text:h>
                </text:list-item>
              </text:list>
            </text:list-item>
          </text:list>
        </text:list-item>
      </text:list>
      <text:p text:style-name="Cuerpo3">Este método se hereda de CNTI::Validator::Monitor::Base. Obtiene un iterador que permite recorrer los hijos del trabajo, el iterador devuelto es un clausura que se invoca sin argumentos y retorna elementos de la clase CNTI::Validator::Monitor::Event: </text:p>
      <text:p text:style-name="Cuerpo2"/>
      <text:p text:style-name="P15">printf "Los eventos asociados al resultado %d\n", $res-&gt;id</text:p>
      <text:p text:style-name="P15">my $it = $res-&gt;children</text:p>
      <text:p text:style-name="P15">while ( my $e = $it-&gt;() ) {</text:p>
      <text:p text:style-name="P15"><text:s text:c="6"/>printf "%s: %s\n", $r-&gt;class, $r-&gt;mesg;</text:p>
      <text:p text:style-name="P15">}</text:p>
      <text:p text:style-name="Cuerpo2"/>
      <text:list xml:id="list115943184" text:continue-numbering="true" text:style-name="Numbering_20_1">
        <text:list-item>
          <text:list>
            <text:list-item>
              <text:list>
                <text:list-item>
                  <text:h text:style-name="P23" text:outline-level="3">add_children( @lista_de_eventos )</text:h>
                </text:list-item>
              </text:list>
            </text:list-item>
          </text:list>
        </text:list-item>
      </text:list>
      <text:p text:style-name="Cuerpo3">Este método se hereda de CNTI::Validator::Monitor::Base. Agrega la @lista_de_eventos al objeto, cada evento es un hash con los atributos apropiados para crear objetos del tipo CNTI::Validator::Monitor::Event:</text:p>
      <text:p text:style-name="Cuerpo2"/>
      <text:p text:style-name="P11">$obj-&gt;add_children( $r1, $r2, $r3 )</text:p>
      <text:p text:style-name="Cuerpo2"><text:s text:c="4"/></text:p>
      <text:list xml:id="list1623448083" text:continue-numbering="true" text:style-name="Numbering_20_1">
        <text:list-item>
          <text:list>
            <text:list-item>
              <text:list>
                <text:list-item>
                  <text:h text:style-name="P23" text:outline-level="3">parent</text:h>
                </text:list-item>
              </text:list>
            </text:list-item>
          </text:list>
        </text:list-item>
      </text:list>
      <text:p text:style-name="Cuerpo3">Este método retorna el URL al que aplica este resultado.</text:p>
      <text:p text:style-name="Cuerpo3"/>
      <text:list xml:id="list2180797198" text:continue-numbering="true" text:style-name="Numbering_20_1">
        <text:list-item>
          <text:list>
            <text:list-item>
              <text:h text:style-name="P26" text:outline-level="2"><text:soft-page-break/>Descripción de un URL en el validador: url.pm</text:h>
            </text:list-item>
          </text:list>
        </text:list-item>
      </text:list>
      <text:p text:style-name="Cuerpo2">Estructura para monitorear un url de un trabajo de validación.</text:p>
      <text:list xml:id="list1100316686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2" text:outline-level="5"><text:span text:style-name="T1">Extiende:</text:span> CNTI::Validator::Monitor::Base.</text:h>
                        </text:list-item>
                        <text:list-item>
                          <text:h text:style-name="P32" text:outline-level="5"><text:span text:style-name="T1">Implementa</text:span>: CNTI::Validator::Monitor::Queued.</text:h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Nombre de la Clase</text:h>
                </text:list-item>
              </text:list>
            </text:list-item>
          </text:list>
        </text:list-item>
      </text:list>
      <text:p text:style-name="Cuerpo3">CNTI::Validator::Monitor::URL</text:p>
      <text:list xml:id="list1034186552" text:continue-numbering="true" text:style-name="Numbering_20_1">
        <text:list-item>
          <text:list>
            <text:list-item>
              <text:list>
                <text:list-item>
                  <text:h text:style-name="P23" text:outline-level="3">Sinopsis</text:h>
                </text:list-item>
              </text:list>
            </text:list-item>
          </text:list>
        </text:list-item>
      </text:list>
      <text:p text:style-name="Cuerpo3"/>
      <text:p text:style-name="P16">my $job = CNTI::Validator::Jobs-&gt;find_job( $some_job );</text:p>
      <text:p text:style-name="P16">printf "El job %d tiene estado %s\n", $job-&gt;id, $job-&gt;state;</text:p>
      <text:p text:style-name="P16">my $it = $job-&gt;children</text:p>
      <text:p text:style-name="P16">while ( my $u = $it-&gt;() ) {</text:p>
      <text:p text:style-name="P16"><text:s text:c="5"/>printf "URL: %s\n", $u-&gt;url;</text:p>
      <text:p text:style-name="P16">}</text:p>
      <text:list xml:id="list998375708" text:continue-numbering="true" text:style-name="Numbering_20_1">
        <text:list-item>
          <text:list>
            <text:list-item>
              <text:h text:style-name="P26" text:outline-level="2"><text:soft-page-break/>Atributos: url.pm</text:h>
              <text:list>
                <text:list-item>
                  <text:h text:style-name="P23" text:outline-level="3">Públicos</text:h>
                  <text:list>
                    <text:list-item>
                      <text:h text:style-name="P21" text:outline-level="4">Id</text:h>
                      <text:list>
                        <text:list-item>
                          <text:h text:style-name="P32" text:outline-level="5"><text:span text:style-name="T1">Descripción</text:span>: Identificador único de url.</text:h>
                        </text:list-item>
                        <text:list-item>
                          <text:h text:style-name="P32" text:outline-level="5"><text:span text:style-name="T1">Tipo de datos</text:span>: Int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path</text:h>
                      <text:list>
                        <text:list-item>
                          <text:h text:style-name="P32" text:outline-level="5"><text:span text:style-name="T1">Descripción</text:span>: cadena que indica el camino dentro del site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state</text:h>
                      <text:list>
                        <text:list-item>
                          <text:h text:style-name="P32" text:outline-level="5"><text:span text:style-name="T1">Descripción</text:span>: estado del url (new, run, done).</text:h>
                        </text:list-item>
                        <text:list-item>
                          <text:h text:style-name="P32" text:outline-level="5"><text:span text:style-name="T1">Tipo de datos</text:span>: Cadena de caracteres</text:h>
                        </text:list-item>
                        <text:list-item>
                          <text:h text:style-name="P32" text:outline-level="5"><text:span text:style-name="T1">Propiedades</text:span>: Solo Lectura, Opcional</text:h>
                        </text:list-item>
                      </text:list>
                    </text:list-item>
                    <text:list-item>
                      <text:h text:style-name="P21" text:outline-level="4">ctime</text:h>
                      <text:list>
                        <text:list-item>
                          <text:h text:style-name="P32" text:outline-level="5"><text:span text:style-name="T1">Descripción</text:span>: fecha de cre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  <text:list-item>
                      <text:h text:style-name="P21" text:outline-level="4">mtime</text:h>
                      <text:list>
                        <text:list-item>
                          <text:h text:style-name="P32" text:outline-level="5"><text:span text:style-name="T1">Descripción</text:span>: fecha de modificación.</text:h>
                        </text:list-item>
                        <text:list-item>
                          <text:h text:style-name="P32" text:outline-level="5"><text:span text:style-name="T1">Tipo de datos</text:span>: Fecha</text:h>
                        </text:list-item>
                        <text:list-item>
                          <text:h text:style-name="P32" text:outline-level="5"><text:span text:style-name="T1">Propiedades</text:span>: Solo Lectura, Obligatorio</text:h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26" text:outline-level="2"><text:soft-page-break/>Métodos de Clase: url.pm</text:h>
              <text:list>
                <text:list-item>
                  <text:h text:style-name="P23" text:outline-level="3">model_class</text:h>
                </text:list-item>
              </text:list>
            </text:list-item>
          </text:list>
        </text:list-item>
      </text:list>
      <text:p text:style-name="Cuerpo3">La clase de DBIx::Class que se utiliza como modelo para esta.</text:p>
      <text:list xml:id="list1228049597" text:continue-numbering="true" text:style-name="Numbering_20_1">
        <text:list-item>
          <text:list>
            <text:list-item>
              <text:list>
                <text:list-item>
                  <text:h text:style-name="P23" text:outline-level="3">child_class</text:h>
                </text:list-item>
              </text:list>
            </text:list-item>
          </text:list>
        </text:list-item>
      </text:list>
      <text:p text:style-name="Cuerpo3">La clase de monitoreo para los objetos hijos. La clase para el objeto padre</text:p>
      <text:list xml:id="list1861790307" text:continue-numbering="true" text:style-name="Numbering_20_1">
        <text:list-item>
          <text:list>
            <text:list-item>
              <text:h text:style-name="P26" text:outline-level="2">Métodos Públicos: url.pm</text:h>
              <text:list>
                <text:list-item>
                  <text:h text:style-name="P23" text:outline-level="3">Uri</text:h>
                </text:list-item>
              </text:list>
            </text:list-item>
          </text:list>
        </text:list-item>
      </text:list>
      <text:p text:style-name="Cuerpo3">Retorna el un objeto URI con dirección absoluta del objeto.</text:p>
      <text:list xml:id="list542609848" text:continue-numbering="true" text:style-name="Numbering_20_1">
        <text:list-item>
          <text:list>
            <text:list-item>
              <text:list>
                <text:list-item>
                  <text:h text:style-name="P23" text:outline-level="3">Refresh </text:h>
                </text:list-item>
              </text:list>
            </text:list-item>
          </text:list>
        </text:list-item>
      </text:list>
      <text:p text:style-name="Cuerpo3">Este método es mezclado por CNTI::Validator::Monitor::Queued. Refresca los atributos que han cambiado en un objeto desde que fué creado, por ejemplo si se desea verificar el estado (state) actual se pude hacer:</text:p>
      <text:p text:style-name="Cuerpo3"/>
      <text:p text:style-name="P17">$obj-&gt;refresh</text:p>
      <text:p text:style-name="P17">printf "El estado actual del url es: %s\n", $obj-&gt;state</text:p>
      <text:list xml:id="list133401927" text:continue-numbering="true" text:style-name="Numbering_20_1">
        <text:list-item>
          <text:list>
            <text:list-item>
              <text:list>
                <text:list-item>
                  <text:h text:style-name="P23" text:outline-level="3">children</text:h>
                </text:list-item>
              </text:list>
            </text:list-item>
          </text:list>
        </text:list-item>
      </text:list>
      <text:p text:style-name="Cuerpo3">Este método se hereda de CNTI::Validator::Monitor::Base. Obtiene un iterador que permite recorrer los hijos del trabajo, el iterador devuelto es un clausura que se invoca sin argumentos y retorna elementos de la clase CNTI::Validator::Monitor::URL:</text:p>
      <text:p text:style-name="Cuerpo3"/>
      <text:p text:style-name="Cuerpo3"/>
      <text:p text:style-name="Cuerpo3"><text:soft-page-break/></text:p>
      <text:p text:style-name="P18">printf "Los Reultados para el url %s\n", $obj-&gt;uri</text:p>
      <text:p text:style-name="P18">my $it = $job-&gt;children;</text:p>
      <text:p text:style-name="P18">while ( my $r = $it-&gt;() ) {</text:p>
      <text:p text:style-name="P18"><text:s text:c="3"/>printf "Resultado: para %s: %s\n", $r-&gt;name, $r-&gt;pass;</text:p>
      <text:p text:style-name="P18"><text:s text:c="3"/>}</text:p>
      <text:list xml:id="list230400403" text:continue-numbering="true" text:style-name="Numbering_20_1">
        <text:list-item>
          <text:list>
            <text:list-item>
              <text:list>
                <text:list-item>
                  <text:h text:style-name="P23" text:outline-level="3">add_children( @lista_de_resultados ): </text:h>
                </text:list-item>
              </text:list>
            </text:list-item>
          </text:list>
        </text:list-item>
      </text:list>
      <text:p text:style-name="Cuerpo3">Este método se hereda de CNTI::Validator::Monitor::Base. Agrega la @lista_de_resultados al objeto, cada camino es un hash con los atributos apropiados para crear objetos del tipo CNTI::Validator::Monitor::Resultado:</text:p>
      <text:p text:style-name="Text_20_body"/>
      <text:p text:style-name="P11">$obj-&gt;add_children( $r1, $r2, $r3 )</text:p>
      <text:list xml:id="list1366971221" text:continue-numbering="true" text:style-name="Numbering_20_1">
        <text:list-item>
          <text:list>
            <text:list-item>
              <text:list>
                <text:list-item>
                  <text:h text:style-name="P23" text:outline-level="3">parent: </text:h>
                </text:list-item>
              </text:list>
            </text:list-item>
          </text:list>
        </text:list-item>
      </text:list>
      <text:p text:style-name="Cuerpo3">Este método retorna el job al que pertenece este UR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adornments="Norm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Negrita" style:font-family-generic="swiss" style:font-pitch="variable"/>
    <style:font-face style:name="FreeSans1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Cuerpo" style:class="text" style:master-page-name="">
      <style:paragraph-properties fo:margin-left="0cm" fo:margin-right="0cm" fo:margin-top="0.423cm" fo:margin-bottom="0.212cm" fo:text-indent="0cm" style:auto-text-indent="false" style:page-number="auto" fo:keep-with-next="always"/>
      <style:text-properties style:font-name="FreeSans" fo:font-size="14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FreeSans"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a_5f_Pie" style:display-name="Tabla_Pie" style:family="paragraph" style:parent-style-name="Table">
      <style:text-properties style:font-name="FreeSans1" fo:font-size="8pt" fo:font-style="normal" style:font-weight-asian="normal" style:font-weight-complex="normal"/>
    </style:style>
    <style:style style:name="Table" style:family="paragraph" style:parent-style-name="Caption" style:class="extra"/>
    <style:style style:name="Subtitle" style:family="paragraph" style:parent-style-name="Heading" style:next-style-name="Text_20_body" style:class="chapter" style:master-page-name="">
      <style:paragraph-properties fo:margin-top="0cm" fo:margin-bottom="0cm" fo:text-align="center" style:justify-single-word="false" style:page-number="auto"/>
      <style:text-properties style:font-name="FreeSans2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 style:master-page-name="">
      <style:paragraph-properties fo:margin-top="0.42cm" fo:margin-bottom="0cm" fo:text-align="center" style:justify-single-word="false" style:page-number="auto"/>
      <style:text-properties style:font-name="FreeSans2"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loque" style:family="paragraph" style:parent-style-name="Text_20_body" style:master-page-name="">
      <style:paragraph-properties fo:margin-left="3.919cm" fo:margin-right="2.57cm" fo:text-indent="0cm" style:auto-text-indent="false" style:page-number="auto" fo:background-color="#e6e6e6" fo:padding="0.049cm" fo:border-left="0.002cm solid #000000" fo:border-right="0.002cm solid #000000" fo:border-top="none" fo:border-bottom="none" style:shadow="none">
        <style:tab-stops>
          <style:tab-stop style:position="4.001cm"/>
        </style:tab-stops>
        <style:background-image/>
      </style:paragraph-properties>
      <style:text-properties style:font-name="FreeMono" fo:font-size="10pt" style:font-size-asian="10.5pt"/>
    </style:style>
    <style:style style:name="Heading_20_2" style:display-name="Heading 2" style:family="paragraph" style:parent-style-name="Heading" style:next-style-name="Cuerpo2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Cuerpo3" style:default-outline-level="3" style:class="text" style:master-page-name="">
      <style:paragraph-properties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CuerpoViñeta" style:default-outline-level="4" style:class="text" style:master-page-name="">
      <style:paragraph-properties style:page-number="auto">
        <style:tab-stops/>
      </style:paragraph-properties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uerpo" style:family="paragraph" style:parent-style-name="Text_20_body" style:master-page-name="">
      <style:paragraph-properties fo:margin-left="0.7cm" fo:margin-right="0cm" fo:text-align="justify" style:justify-single-word="false" fo:text-indent="0cm" style:auto-text-indent="false" style:page-number="auto"/>
      <style:text-properties style:font-size-asian="10.5pt"/>
    </style:style>
    <style:style style:name="Cuerpo2" style:family="paragraph" style:parent-style-name="Cuerpo">
      <style:paragraph-properties fo:margin-left="1.461cm" fo:margin-right="0cm" fo:text-indent="0cm" style:auto-text-indent="false"/>
    </style:style>
    <style:style style:name="Cuerpo3" style:family="paragraph" style:parent-style-name="Cuerpo2">
      <style:paragraph-properties fo:margin-left="2.281cm" fo:margin-right="0cm" fo:text-indent="0cm" style:auto-text-indent="false"/>
    </style:style>
    <style:style style:name="CuerpoViñeta" style:family="paragraph" style:parent-style-name="Cuerpo3">
      <style:paragraph-properties fo:margin-left="1.93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2cm" fo:margin-bottom="0cm" style:page-number="auto"/>
      <style:text-properties fo:font-size="12pt" fo:font-weight="normal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text-indent="0cm" style:auto-text-indent="false" style:page-number="auto">
        <style:tab-stops>
          <style:tab-stop style:position="16.591cm" style:type="right" style:leader-style="dotted" style:leader-text="."/>
        </style:tab-stops>
      </style:paragraph-properties>
      <style:text-properties style:font-name="FreeSan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FreeSans" fo:font-size="13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bullet text:level="5" text:style-name="Bullet_20_Symbols" style:num-suffix="." text:bullet-char="▪">
        <style:list-level-properties text:list-level-position-and-space-mode="label-alignment">
          <style:list-level-label-alignment text:label-followed-by="space" fo:text-indent="-0.499cm" fo:margin-left="2.499cm"/>
        </style:list-level-properties>
        <style:text-properties style:font-name="Arial"/>
      </text:list-level-style-bullet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4cm" fo:margin-left="4.001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6.853cm" style:rel-column-width="25524*"/>
    </style:style>
    <style:style style:name="Tabla1.B" style:family="table-column">
      <style:table-column-properties style:column-width="5.847cm" style:rel-column-width="21779*"/>
    </style:style>
    <style:style style:name="Tabla1.C" style:family="table-column">
      <style:table-column-properties style:column-width="4.895cm" style:rel-column-width="1823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MP1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MP3" style:family="paragraph" style:parent-style-name="Tabla_5f_Pie"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cm" svg:y="-0.016cm" svg:width="17.59cm" svg:height="1.443cm" draw:z-index="22"><draw:image xlink:href="Pictures/100000000000030C00000040B04BEEE1.png" xlink:type="simple" xlink:show="embed" xlink:actuate="onLoad"/></draw:frame></text:p>
        <text:p text:style-name="Header"/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table:number-columns-spanned="2" office:value-type="string">
              <text:p text:style-name="MP1">Documentación Subsistema de Pruebas del Sistema para la Automatización del Protocolo de Prueba de Portales de Internet</text:p>
            </table:table-cell>
            <table:covered-table-cell/>
            <table:table-cell table:style-name="Tabla1.C1" office:value-type="string">
              <text:p text:style-name="Tabla_5f_Pie">Versión 1.0</text:p>
            </table:table-cell>
          </table:table-row>
          <table:table-row>
            <table:table-cell table:style-name="Tabla1.A2" office:value-type="string">
              <text:p text:style-name="MP2"><text:span text:style-name="MT1">Elaborado por: </text:span>Lilibeth Ramírez</text:p>
            </table:table-cell>
            <table:table-cell table:style-name="Tabla1.A2" office:value-type="string">
              <text:p text:style-name="MP1">Revisado Por: <text:span text:style-name="MT2">Analista OCCS</text:span></text:p>
            </table:table-cell>
            <table:table-cell table:style-name="Tabla1.C2" office:value-type="string">
              <text:p text:style-name="MP3">Aprobado por: <text:span text:style-name="MT2">Victor Liendo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libeth Ramirez</meta:initial-creator>
    <meta:creation-date>2010-05-24T10:14:14</meta:creation-date>
    <dc:date>2010-05-25T14:36:54</dc:date>
    <dc:creator>Lilibeth Ramirez</dc:creator>
    <meta:editing-duration>PT06H47M29S</meta:editing-duration>
    <meta:editing-cycles>66</meta:editing-cycles>
    <meta:generator>OpenOffice.org/3.2$Linux OpenOffice.org_project/320m12$Build-9483</meta:generator>
    <meta:document-statistic meta:table-count="4" meta:image-count="1" meta:object-count="0" meta:page-count="23" meta:paragraph-count="420" meta:word-count="2464" meta:character-count="16713"/>
  </office:meta>
</office:document-meta>
</file>